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width="0.05cm" draw:marker-start="Arrow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979cm"/>
    </style:style>
    <style:style style:name="gr6" style:family="graphic" style:parent-style-name="standard">
      <style:graphic-properties svg:stroke-width="0.06cm" draw:marker-start-width="0.29cm" draw:marker-end="Arrow" draw:marker-end-width="0.29cm" draw:textarea-horizontal-align="center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stroke="solid" draw:stroke-dash="Ultrafine_20_Dashed" svg:stroke-width="0.06cm" draw:marker-start="Arrow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8" style:family="graphic" style:parent-style-name="standard">
      <style:graphic-properties draw:stroke="none" svg:stroke-color="#000000" draw:fill="none" draw:fill-color="#ffffff" fo:min-height="1.049cm"/>
    </style:style>
    <style:style style:name="gr9" style:family="graphic" style:parent-style-name="standard">
      <style:graphic-properties svg:stroke-width="0.03cm" draw:marker-start-width="0.245cm" draw:marker-end-width="0.245cm" draw:fill="hatch" draw:fill-hatch-name="Black_20_-45_20_Degrees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draw:stroke="solid" draw:stroke-dash="Ultrafine_20_Dashed" svg:stroke-width="0.06cm" draw:marker-start="" draw:marker-start-width="0.29cm" draw:marker-end="Arrow" draw:marker-end-width="0.29cm" draw:textarea-horizontal-align="center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18pt" fo:font-style="italic" style:font-size-asian="18pt" style:font-size-complex="18pt"/>
    </style:style>
    <style:style style:name="T1" style:family="text">
      <style:text-properties fo:font-family="'Century Schoolbook L'" style:font-family-generic="roman" style:font-pitch="variable" fo:font-size="22pt" fo:font-style="italic"/>
    </style:style>
    <style:style style:name="T2" style:family="text">
      <style:text-properties fo:font-family="'Century Schoolbook L'" style:font-family-generic="roman" style:font-pitch="variable" fo:font-size="18pt" fo:font-style="italic" style:font-size-asian="18pt" style:font-size-complex="18pt"/>
    </style:style>
    <style:style style:name="T3" style:family="text">
      <style:text-properties fo:font-family="'Century Schoolbook L'" style:font-family-generic="roma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family="'Century Schoolbook L'" style:font-family-generic="roman" style:font-pitch="variable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3cm" svg:y1="5.9cm" svg:x2="3.8cm" svg:y2="5.9cm">
          <text:p text:style-name="P2"/>
        </draw:line>
        <draw:line draw:style-name="gr2" draw:text-style-name="P1" draw:layer="layout" svg:x1="0.3cm" svg:y1="5.9cm" svg:x2="7.926cm" svg:y2="1.311cm">
          <text:p text:style-name="P2"/>
        </draw:line>
        <draw:frame draw:style-name="gr3" draw:layer="layout" svg:width="0.824cm" svg:height="1.003cm" svg:x="2.098cm" svg:y="4.7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4" draw:text-style-name="P1" draw:layer="layout" svg:width="0.399cm" svg:height="0.999cm" svg:x="1.8cm" svg:y="4.9cm" svg:viewBox="0 0 400 1000" draw:points="0,0 400,668 400,1000">
          <text:p text:style-name="P2"/>
        </draw:polyline>
        <draw:frame draw:style-name="gr5" draw:text-style-name="P3" draw:layer="layout" svg:width="1.553cm" svg:height="1.415cm" svg:x="4.547cm" svg:y="1.371cm">
          <draw:text-box>
            <text:p text:style-name="P2"><text:span text:style-name="T1">m</text:span></text:p>
          </draw:text-box>
        </draw:frame>
        <draw:line draw:style-name="gr6" draw:text-style-name="P1" draw:layer="layout" svg:x1="5.1cm" svg:y1="2.5cm" svg:x2="3.556cm" svg:y2="3.378cm">
          <text:p text:style-name="P2"/>
        </draw:line>
        <draw:line draw:style-name="gr7" draw:text-style-name="P1" draw:layer="layout" svg:x1="6.805cm" svg:y1="5.1cm" svg:x2="5.256cm" svg:y2="2.47cm">
          <text:p text:style-name="P2"/>
        </draw:line>
        <draw:frame draw:style-name="gr8" draw:text-style-name="P4" draw:layer="layout" svg:width="3.3cm" svg:height="1.299cm" svg:x="0.9cm" svg:y="2.401cm">
          <draw:text-box>
            <text:p text:style-name="P2"><text:span text:style-name="T2">mg </text:span><text:span text:style-name="T3">sin</text:span></text:p>
          </draw:text-box>
        </draw:frame>
        <draw:frame draw:style-name="gr8" draw:text-style-name="P4" draw:layer="layout" svg:width="3.5cm" svg:height="1.299cm" svg:x="6cm" svg:y="3.102cm">
          <draw:text-box>
            <text:p text:style-name="P2"><text:span text:style-name="T2">mg </text:span><text:span text:style-name="T4">cos</text:span></text:p>
          </draw:text-box>
        </draw:frame>
        <draw:custom-shape draw:style-name="gr9" draw:text-style-name="P1" draw:layer="layout" svg:width="2.065cm" svg:height="1.194cm" draw:transform="rotate (0.546637121724521) translate (3.9cm 2.306cm)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206cm" svg:y1="2.9cm" svg:x2="3.657cm" svg:y2="0.27cm">
          <text:p text:style-name="P2"/>
        </draw:line>
        <draw:frame draw:style-name="gr8" draw:text-style-name="P4" draw:layer="layout" svg:width="4.6cm" svg:height="1.299cm" svg:x="3.9cm" svg:y="-0.197cm">
          <draw:text-box>
            <text:p text:style-name="P2"><text:span text:style-name="T2">N=mg </text:span><text:span text:style-name="T4">cos</text:span></text:p>
          </draw:text-box>
        </draw:frame>
        <draw:frame draw:style-name="gr3" draw:layer="layout" svg:width="0.824cm" svg:height="1.003cm" svg:x="2.998cm" svg:y="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24cm" svg:height="1.003cm" svg:x="6.898cm" svg:y="-0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24cm" svg:height="1.003cm" svg:x="8.098cm" svg:y="3.2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5-04T19:23:29</meta:creation-date>
    <dc:creator>Nasahara</dc:creator>
    <dc:date>2008-05-06T13:50:30</dc:date>
    <meta:editing-cycles>13</meta:editing-cycles>
    <meta:editing-duration>PT3H58M0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